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th1" svg:font-family="Math1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194in" table:align="left"/>
    </style:style>
    <style:style style:name="Table2.A" style:family="table-column">
      <style:table-column-properties style:column-width="1.4701in"/>
    </style:style>
    <style:style style:name="Table2.B" style:family="table-column">
      <style:table-column-properties style:column-width="0.3576in"/>
    </style:style>
    <style:style style:name="Table2.C" style:family="table-column">
      <style:table-column-properties style:column-width="2.1028in"/>
    </style:style>
    <style:style style:name="Table2.D" style:family="table-column">
      <style:table-column-properties style:column-width="0.672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style:vertical-align="middle"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style:text-position="0% 100%"/>
    </style:style>
    <style:style style:name="P8" style:family="paragraph" style:parent-style-name="Standard">
      <style:text-properties style:text-position="0% 100%" style:font-name="Times New Roman" fo:font-weight="bold" style:font-name-asian="FZSongTi" style:font-weight-asian="bold" style:font-name-complex="Tahoma" style:font-weight-complex="bold"/>
    </style:style>
    <style:style style:name="P9" style:family="paragraph" style:parent-style-name="Standard">
      <style:text-properties style:text-position="0% 100%" fo:font-weight="normal" style:font-weight-asian="normal" style:font-weight-complex="normal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style:text-position="0% 100%"/>
    </style:style>
    <style:style style:name="P12" style:family="paragraph" style:parent-style-name="Standard">
      <style:paragraph-properties fo:margin-left="0.4925in" fo:margin-right="0in" fo:text-indent="0in" style:auto-text-indent="false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Table_20_Contents">
      <style:text-properties style:font-name="Times New Roman1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position="sub 58%"/>
    </style:style>
    <style:style style:name="T6" style:family="text">
      <style:text-properties style:text-position="sub 58%" fo:font-size="14pt" style:font-size-asian="14pt" style:font-size-complex="14pt"/>
    </style:style>
    <style:style style:name="T7" style:family="text">
      <style:text-properties style:text-position="sub 58%" style:font-name="Times New Roman" fo:font-size="14pt" style:font-name-asian="FZSongTi" style:font-size-asian="14pt" style:font-name-complex="Tahoma" style:font-size-complex="14pt"/>
    </style:style>
    <style:style style:name="T8" style:family="text">
      <style:text-properties style:text-position="0% 100%"/>
    </style:style>
    <style:style style:name="T9" style:family="text">
      <style:text-properties style:text-position="0% 100%" fo:font-weight="bold" style:font-weight-asian="bold" style:font-weight-complex="bold"/>
    </style:style>
    <style:style style:name="T1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0% 100%" fo:font-size="14pt" style:font-size-asian="14pt" style:font-size-complex="14pt"/>
    </style:style>
    <style:style style:name="T12" style:family="text">
      <style:text-properties style:text-position="0% 100%" fo:font-size="12pt" style:font-size-asian="12pt" style:font-size-complex="12pt"/>
    </style:style>
    <style:style style:name="T13" style:family="text">
      <style:text-properties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text-position="0% 100%" style:font-name="Math1" style:font-name-asian="Math1" style:font-name-complex="Math1"/>
    </style:style>
    <style:style style:name="T15" style:family="text">
      <style:text-properties style:text-position="0% 100%" style:font-name="Times New Roman" style:font-name-asian="FZSongTi" style:font-name-complex="Tahoma"/>
    </style:style>
    <style:style style:name="T16" style:family="text">
      <style:text-properties style:text-position="0% 100%" style:font-name="Times New Roman" fo:font-size="14pt" style:font-name-asian="FZSongTi" style:font-size-asian="14pt" style:font-name-complex="Tahoma" style:font-size-complex="14pt"/>
    </style:style>
    <style:style style:name="T17" style:family="text">
      <style:text-properties style:text-position="0% 100%" style:font-name="Times New Roman" fo:font-size="12pt" style:font-name-asian="FZSongTi" style:font-size-asian="12pt" style:font-name-complex="Tahoma" style:font-size-complex="12pt"/>
    </style:style>
    <style:style style:name="T18" style:family="text">
      <style:text-properties style:text-position="0% 100%" style:font-name="Times New Roman" fo:font-size="12pt" fo:font-style="italic" fo:font-weight="normal" style:font-name-asian="FZSongTi" style:font-size-asian="12pt" style:font-style-asian="italic" style:font-weight-asian="normal" style:font-name-complex="Tahoma" style:font-size-complex="12pt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ontext <text:span text:style-name="T1">MatrixAssembly</text:span> as <text:span text:style-name="T1">MA</text:span></text:p>
      <text:p text:style-name="Standard"><text:tab/>Context <text:span text:style-name="T1">DistanceCalculation</text:span> as <text:span text:style-name="T1">DC</text:span></text:p>
      <text:p text:style-name="Standard"><text:tab/><text:tab/>AddTask ( “dist”, … , M(i,j) ) <text:s text:c="2"/></text:p>
      <text:p text:style-name="Standard"><text:tab/>END Context DistanceCalculation</text:p>
      <text:p text:style-name="Standard"><text:tab/>Context <text:span text:style-name="T1">PhiCompute</text:span> as <text:span text:style-name="T1">PC</text:span></text:p>
      <text:p text:style-name="Standard"><text:tab/><text:tab/>AddTask ( “phi”,M(i,j) ) <text:s/></text:p>
      <text:p text:style-name="Standard"><text:tab/>END Context PhiCompute</text:p>
      <text:p text:style-name="Standard">END Context MatrixAssembly</text:p>
      <text:p text:style-name="Standard"/>
      <text:p text:style-name="Standard">Context <text:span text:style-name="T1">CholeskyFactorization</text:span> as <text:span text:style-name="T1">CF</text:span></text:p>
      <text:p text:style-name="Standard"><text:span text:style-name="T1"><text:tab/></text:span><text:span text:style-name="T2">Context</text:span><text:span text:style-name="T1"> DiagonalBlocks </text:span><text:span text:style-name="T2">as </text:span><text:span text:style-name="T1">DB</text:span></text:p>
      <text:p text:style-name="Standard"><text:span text:style-name="T1"><text:tab/></text:span><text:span text:style-name="T2">END</text:span><text:span text:style-name="T1"> </text:span><text:span text:style-name="T2">Context</text:span><text:span text:style-name="T1"> </text:span><text:span text:style-name="T2">DiagonalBlocks</text:span></text:p>
      <text:p text:style-name="Standard"><text:span text:style-name="T1"><text:tab/></text:span><text:span text:style-name="T2">Context</text:span><text:span text:style-name="T1"> PanelUpdate </text:span><text:span text:style-name="T2">as</text:span><text:span text:style-name="T1"> PU</text:span></text:p>
      <text:p text:style-name="Standard"><text:span text:style-name="T1"><text:tab/></text:span><text:span text:style-name="T2">END</text:span><text:span text:style-name="T1"> </text:span><text:span text:style-name="T2">Context</text:span><text:span text:style-name="T1"> </text:span><text:span text:style-name="T2">PanelUpdate</text:span></text:p>
      <text:p text:style-name="Standard"><text:span text:style-name="T1"><text:tab/></text:span><text:span text:style-name="T2">Context</text:span><text:span text:style-name="T1"> GemmTasks </text:span><text:span text:style-name="T2">as</text:span><text:span text:style-name="T1"> GT</text:span></text:p>
      <text:p text:style-name="Standard"><text:span text:style-name="T1"><text:tab/></text:span><text:span text:style-name="T2">END</text:span><text:span text:style-name="T1"> </text:span><text:span text:style-name="T2">Context GemmTasks</text:span></text:p>
      <text:p text:style-name="Standard">END Context CholeskyFactorization</text:p>
      <text:p text:style-name="Standard"/>
      <text:p text:style-name="Standard">Context <text:span text:style-name="T1">LinearSolver</text:span> as <text:span text:style-name="T1">LS</text:span></text:p>
      <text:p text:style-name="Standard"><text:span text:style-name="T1"><text:tab/></text:span><text:span text:style-name="T2">Context</text:span><text:span text:style-name="T1"> ForwardSubstitution </text:span><text:span text:style-name="T2">as</text:span><text:span text:style-name="T1"> FS</text:span></text:p>
      <text:p text:style-name="Standard"><text:span text:style-name="T1"><text:tab/></text:span><text:span text:style-name="T2">END</text:span><text:span text:style-name="T1"> </text:span><text:span text:style-name="T2">Context</text:span><text:span text:style-name="T1"> </text:span><text:span text:style-name="T2">ForwardSubstitution</text:span></text:p>
      <text:p text:style-name="Standard"><text:span text:style-name="T1"><text:tab/></text:span><text:span text:style-name="T2">Context</text:span><text:span text:style-name="T1"> BackwardSubstitution </text:span><text:span text:style-name="T2">as</text:span><text:span text:style-name="T1"> BS</text:span></text:p>
      <text:p text:style-name="Standard"><text:span text:style-name="T1"><text:tab/></text:span><text:span text:style-name="T2">END</text:span><text:span text:style-name="T1"> </text:span><text:span text:style-name="T2">Context</text:span><text:span text:style-name="T1"> </text:span><text:span text:style-name="T2">BackSubstitution</text:span></text:p>
      <text:p text:style-name="Standard">END Context LinearSolver </text:p>
      <text:p text:style-name="Standard"/>
      <text:p text:style-name="Standard"/>
      <text:p text:style-name="Standard">Context <text:span text:style-name="T1">CholeskyResultCorrectness</text:span> as <text:span text:style-name="T1">CRC</text:span></text:p>
      <text:p text:style-name="Standard"><text:span text:style-name="T1"><text:tab/>RC.</text:span><text:span text:style-name="T2">Input</text:span><text:span text:style-name="T1"> ← <text:s/>CH.</text:span><text:span text:style-name="T2">Output</text:span></text:p>
      <text:p text:style-name="Standard">END Context LinearSolver </text:p>
      <text:p text:style-name="Standard"/>
      <text:p text:style-name="Standard">Context <text:span text:style-name="T1">DistanceAnalysis</text:span> as <text:span text:style-name="T1">DA</text:span></text:p>
      <text:p text:style-name="Standard"><text:span text:style-name="T1"><text:tab/>DA.</text:span><text:span text:style-name="T2">Input</text:span><text:span text:style-name="T1"> ← <text:s/>MA.DC.</text:span><text:span text:style-name="T2">Output</text:span></text:p>
      <text:p text:style-name="Standard">END Context DistanceAnalysis </text:p>
      <text:p text:style-name="Standard"/>
      <text:p text:style-name="Standard"/>
      <text:p text:style-name="P10"/>
      <text:p text:style-name="P10">ContextHostPolicy : <text:s/>Host ↔ Context <text:s/>; Ex. : 0 → <text:s/>{MA.DC, CRC} , 1 → {CF,DA}</text:p>
      <text:p text:style-name="Standard">TaskHostPolicy : <text:s/>Host ↔ Task</text:p>
      <text:p text:style-name="Standard">DataHostPolicy : <text:s/>Host ↔ Data</text:p>
      <text:p text:style-name="Standard"/>
      <text:p text:style-name="Standard">procedure AddTask (task, data-set) </text:p>
      <text:p text:style-name="Standard"><text:tab/>if ( ContextHostPolicy(me) == FALSE ) return</text:p>
      <text:p text:style-name="Standard"><text:tab/>if ( TaskHostPolicy(me,task) == FALSE ) return</text:p>
      <text:p text:style-name="P1"><text:tab/>if ( DataHostPolicy(me,data-set) == FALSE ) return</text:p>
      <text:p text:style-name="Standard"><text:tab/>process Task-Data dependecnies and version handling</text:p>
      <text:p text:style-name="Standard">end procedure</text:p>
      <text:p text:style-name="Standard"/>
      <text:p text:style-name="Standard"/>
      <text:p text:style-name="P10"/>
      <text:p text:style-name="P10">Context <text:span text:style-name="T1">MatrixAssembly</text:span> as <text:span text:style-name="T1">MA</text:span></text:p>
      <text:p text:style-name="Standard"><text:span text:style-name="T1"><text:tab/></text:span><text:span text:style-name="T2">Input :</text:span><text:span text:style-name="T1"> V(N)</text:span></text:p>
      <text:p text:style-name="Standard"><text:span text:style-name="T1"><text:tab/></text:span><text:span text:style-name="T2">Output:</text:span><text:span text:style-name="T1"> M(N,N)</text:span></text:p>
      <text:p text:style-name="Standard"><text:span text:style-name="T1"><text:tab/></text:span><text:span text:style-name="T2">VB </text:span><text:span text:style-name="T1">:= </text:span><text:span text:style-name="T2">Partition(V,Nb)</text:span></text:p>
      <text:p text:style-name="P6"><text:tab/>MB:= Partition(M,Nb,Nb)</text:p>
      <text:p text:style-name="Standard"><text:tab/>Context <text:span text:style-name="T1">DistanceCalculation</text:span> as <text:span text:style-name="T1">DC for export</text:span></text:p>
      <text:p text:style-name="P6"><text:tab/>summary : VB(1:Nb) → MB(1:Nb,1:Nb)</text:p>
      <text:p text:style-name="Standard"><text:span text:style-name="T1"><text:tab/></text:span><text:span text:style-name="T2">for i=1,Nb</text:span></text:p>
      <text:p text:style-name="P6"><text:tab/> <text:s text:c="2"/>summary : VB(1:Nb) → MB(i,1:Nb)</text:p>
      <text:p text:style-name="P6"><text:tab/> <text:s text:c="2"/>for j=1,Nb</text:p>
      <text:p text:style-name="Standard"><text:tab/><text:tab/>AddTask ( “dist”, VB(i),VB(j), MB(i,j) ) <text:s text:c="2"/></text:p>
      <text:p text:style-name="Standard"><text:tab/>END Context DistanceCalculation</text:p>
      <text:p text:style-name="Standard"><text:tab/>Context <text:span text:style-name="T1">PhiCompute</text:span> as <text:span text:style-name="T1">PC</text:span></text:p>
      <text:p text:style-name="Standard"><text:tab/><text:tab/>AddTask ( “phi”,MB(i,j) ) <text:s/></text:p>
      <text:p text:style-name="Standard"><text:tab/>END Context PhiCompute</text:p>
      <text:p text:style-name="Standard">END Context MatrixAssembly</text:p>
      <text:p text:style-name="Standard"/>
      <text:p text:style-name="Standard">/*<text:span text:style-name="T3">Implicitly</text:span> <text:s/><text:span text:style-name="T1">CF</text:span>.Input ← <text:span text:style-name="T1">MA</text:span>.Output*/</text:p>
      <text:p text:style-name="Standard">Context <text:span text:style-name="T1">CholeskyFactorization</text:span> as <text:span text:style-name="T1">CF</text:span></text:p>
      <text:p text:style-name="Standard"><text:span text:style-name="T1"><text:tab/></text:span><text:span text:style-name="T2">Input : M(N,N)</text:span></text:p>
      <text:p text:style-name="P6"><text:s text:c="3"/><text:tab/>Output: M(N,N) /*Lower Traingle*/</text:p>
      <text:p text:style-name="P6"><text:s text:c="3"/><text:tab/>MB:=Partition(M,Nb,Nb)</text:p>
      <text:p text:style-name="P6"><text:tab/>PG = ProcessGrid ( P, <text:span text:style-name="T3">p</text:span>, <text:span text:style-name="T3">q</text:span>) </text:p>
      <text:p text:style-name="P6"><text:tab/>PGB = MapDataToProcessors(MB,PG)</text:p>
      <text:p text:style-name="Standard"><text:span text:style-name="T1"><text:s text:c="4"/><text:tab/></text:span><text:span text:style-name="T2">for i = 1,Nb</text:span></text:p>
      <text:p text:style-name="Standard"><text:span text:style-name="T2"><text:tab/> <text:s/>Context </text:span><text:span text:style-name="T20">Column</text:span><text:span text:style-name="T2">(i) on PGB(:,i) // </text:span><text:span text:style-name="T4">all read all tasks</text:span></text:p>
      <text:p text:style-name="P12"><text:span text:style-name="T1"><text:tab/></text:span><text:span text:style-name="T2">Context</text:span><text:span text:style-name="T1"> GemmTasks </text:span><text:span text:style-name="T2">as</text:span><text:span text:style-name="T1"> GT(i-1)</text:span></text:p>
      <text:p text:style-name="P12"><text:span text:style-name="T1"><text:tab/> <text:s text:c="4"/></text:span><text:span text:style-name="T2">for j =i:Nb</text:span></text:p>
      <text:p text:style-name="P13"><text:tab/> <text:s text:c="7"/>summary :: MB(i,1:i-1),MB(j,1:i-1) → MB (j,i) </text:p>
      <text:p text:style-name="P13"><text:tab/> <text:s text:c="7"/>for k=1:i-1</text:p>
      <text:p text:style-name="P13"><text:tab/> <text:s text:c="11"/>AddTask (“gemm”,MB(i,k) , MB(j,k) ,MB(j,i) )</text:p>
      <text:p text:style-name="P12"><text:span text:style-name="T1"><text:tab/></text:span><text:span text:style-name="T2">END</text:span><text:span text:style-name="T1"> </text:span><text:span text:style-name="T2">Context GemmTasks</text:span><text:span text:style-name="T1"><text:tab/></text:span></text:p>
      <text:p text:style-name="P12"><text:span text:style-name="T1"><text:tab/></text:span><text:span text:style-name="T2">Context</text:span><text:span text:style-name="T1"> DiagonalBlocks </text:span><text:span text:style-name="T2">as </text:span><text:span text:style-name="T1">DB(i)</text:span></text:p>
      <text:p text:style-name="P12"><text:span text:style-name="T1"><text:tab/><text:tab/></text:span><text:span text:style-name="T2">AddTask ( “potrf”, MB(i,i))</text:span></text:p>
      <text:p text:style-name="P12"><text:span text:style-name="T1"><text:tab/></text:span><text:span text:style-name="T2">END</text:span><text:span text:style-name="T1"> </text:span><text:span text:style-name="T2">Context</text:span><text:span text:style-name="T1"> </text:span><text:span text:style-name="T2">DiagonalBlocks</text:span></text:p>
      <text:p text:style-name="P12"><text:span text:style-name="T1"><text:tab/></text:span><text:span text:style-name="T2">Context</text:span><text:span text:style-name="T1"> PanelUpdate </text:span><text:span text:style-name="T2">as</text:span><text:span text:style-name="T1"> PU(i)</text:span></text:p>
      <text:p text:style-name="P12"><text:span text:style-name="T1"><text:tab/> <text:s text:c="4"/></text:span><text:span text:style-name="T2">summary : MB(i,i) → MB(i+1:Nb,i) </text:span></text:p>
      <text:p text:style-name="P12"><text:span text:style-name="T1"><text:tab/> <text:s text:c="4"/></text:span><text:span text:style-name="T2">for j = i+1,Nb</text:span></text:p>
      <text:p text:style-name="P12"><text:span text:style-name="T1"><text:tab/><text:tab/></text:span><text:span text:style-name="T2">AddTask ( “panel”, MB(i,i),MB(j,i))</text:span></text:p>
      <text:p text:style-name="P12"><text:span text:style-name="T1"><text:tab/></text:span><text:span text:style-name="T2">END</text:span><text:span text:style-name="T1"> </text:span><text:span text:style-name="T2">Context</text:span><text:span text:style-name="T1"> </text:span><text:span text:style-name="T2">PanelUpdate</text:span></text:p>
      <text:p text:style-name="P13"/>
      <text:p text:style-name="P12"><text:span text:style-name="T2"><text:s text:c="2"/>END Context Column(i) <text:s text:c="2"/>// </text:span><text:span text:style-name="T4">No need to propagate</text:span></text:p>
      <text:p text:style-name="P13"><text:s/>end for</text:p>
      <text:p text:style-name="Standard">END Context CholeskyFactorization</text:p>
      <text:p text:style-name="Standard"/>
      <text:p text:style-name="Standard">Context <text:span text:style-name="T1">LinearSolver</text:span> as <text:span text:style-name="T1">LS</text:span></text:p>
      <text:p text:style-name="Standard"><text:span text:style-name="T1"><text:tab/></text:span><text:span text:style-name="T2">Input : M(N,N) , RHS(N)</text:span></text:p>
      <text:p text:style-name="P6"><text:tab/>Output: X(N)</text:p>
      <text:p text:style-name="P6"><text:tab/>Intermediate data : Y(N)</text:p>
      <text:p text:style-name="P6"><text:tab/>MB:=Partition( M , Nb , Nb )</text:p>
      <text:p text:style-name="P6"><text:tab/>RHS_B:=Partition( RHS , Nb )</text:p>
      <text:p text:style-name="P6"><text:tab/>XB :=Partition( X , Nb )</text:p>
      <text:p text:style-name="P6"><text:soft-page-break/><text:tab/>YB :=Partition( Y , Nb )</text:p>
      <text:p text:style-name="Standard">END Context LinearSolver </text:p>
      <text:p text:style-name="Standard"><text:span text:style-name="T2">Context</text:span><text:span text:style-name="T1"> ForwardSubstitution </text:span><text:span text:style-name="T2">as</text:span><text:span text:style-name="T1"> FS </text:span><text:span text:style-name="T2">with parent</text:span><text:span text:style-name="T1"> (LS)</text:span></text:p>
      <text:p text:style-name="Standard"><text:span text:style-name="T1"><text:tab/></text:span><text:span text:style-name="T2">/*</text:span><text:span text:style-name="T4">Inherit data definitions</text:span><text:span text:style-name="T2">*/</text:span></text:p>
      <text:p text:style-name="P6"><text:tab/>for i,j=...</text:p>
      <text:p text:style-name="P6"><text:tab/> <text:s text:c="3"/>AddTask( “fwdsubst” , MB(i,j) , RHS_B(i) ,YB(i) )</text:p>
      <text:p text:style-name="Standard"><text:span text:style-name="T2">END</text:span><text:span text:style-name="T1"> </text:span><text:span text:style-name="T2">Context</text:span><text:span text:style-name="T1"> </text:span><text:span text:style-name="T2">ForwardSubstitution</text:span></text:p>
      <text:p text:style-name="Standard"><text:span text:style-name="T2">Context</text:span><text:span text:style-name="T1"> BackwardSubstitution </text:span><text:span text:style-name="T2">as</text:span><text:span text:style-name="T1"> BS </text:span><text:span text:style-name="T2">with parent</text:span><text:span text:style-name="T1"> (LS)</text:span></text:p>
      <text:p text:style-name="Standard"><text:span text:style-name="T1"><text:tab/></text:span><text:span text:style-name="T2">/*</text:span><text:span text:style-name="T4">Inherit data definitions</text:span><text:span text:style-name="T2">*/</text:span></text:p>
      <text:p text:style-name="P6"><text:tab/>for i,j=...</text:p>
      <text:p text:style-name="P6"><text:tab/> <text:s text:c="3"/>AddTask( “bcksubst” , MB(i,j) , YB(i) , XB(i) )</text:p>
      <text:p text:style-name="Standard"><text:span text:style-name="T2">END</text:span><text:span text:style-name="T1"> </text:span><text:span text:style-name="T2">Context</text:span><text:span text:style-name="T1"> </text:span><text:span text:style-name="T2">BackSubstitution</text:span></text:p>
      <text:p text:style-name="Standard"/>
      <text:p text:style-name="Standard"/>
      <text:p text:style-name="P10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Context 0</text:p>
            <text:p text:style-name="Standard"><text:s text:c="3"/>Context 0.0</text:p>
            <text:p text:style-name="Standard"><text:s text:c="3"/>Context 0.1</text:p>
            <text:p text:style-name="Standard">Context 1</text:p>
            <text:p text:style-name="Standard"><text:s text:c="3"/>Context 1.0</text:p>
            <text:p text:style-name="Standard"><text:s text:c="6"/>Context 1.0.0</text:p>
            <text:p text:style-name="Standard"><text:s text:c="6"/>Context 1.0.1</text:p>
            <text:p text:style-name="Standard"><text:s text:c="3"/>Context 1.1</text:p>
            <text:p text:style-name="Standard"><text:s text:c="6"/>Context 1.1.0</text:p>
            <text:p text:style-name="Standard"><text:s text:c="6"/>Context 1.1.1</text:p>
            <text:p text:style-name="Standard">Context 2</text:p>
            <text:p text:style-name="Standard"><text:s text:c="3"/>Context 2.0</text:p>
            <text:p text:style-name="Standard"><text:s text:c="6"/>Context 2.0.1</text:p>
            <text:p text:style-name="Standard"><text:s text:c="6"/>Context 2.0.2</text:p>
          </table:table-cell>
          <table:table-cell table:style-name="Table1.B1" office:value-type="string">
            <text:p text:style-name="Standard">Context 0</text:p>
            <text:p text:style-name="Standard">Context 0.0 <text:tab/>with parent 0</text:p>
            <text:p text:style-name="Standard">Context 0.1 <text:tab/>with parent 0</text:p>
            <text:p text:style-name="Standard">Context 1</text:p>
            <text:p text:style-name="Standard">Context 1.0 <text:tab/>with parent 1</text:p>
            <text:p text:style-name="Standard">Context 1.0.0 <text:tab/>with parent 1.0</text:p>
            <text:p text:style-name="Standard">Context 1.0.1<text:tab/>with parent 1.0</text:p>
            <text:p text:style-name="Standard">Context 1.1<text:tab/>with parent 1</text:p>
            <text:p text:style-name="Standard">Context 1.1.0<text:tab/>with parent 1.1</text:p>
            <text:p text:style-name="Standard">Context 1.1.1<text:tab/>with parent 1.1</text:p>
            <text:p text:style-name="Standard">Context 2</text:p>
            <text:p text:style-name="Standard">Context 2.0<text:tab/>with parent 2</text:p>
            <text:p text:style-name="Standard">Context 2.0.1<text:tab/>with parent 2.0</text:p>
            <text:p text:style-name="Standard">Context 2.0.2<text:tab/>with parent 2.0</text:p>
          </table:table-cell>
        </table:table-row>
        <table:table-row>
          <table:table-cell table:style-name="Table1.A2" office:value-type="string">
            <text:p text:style-name="P14">Count of checks to enter:</text:p>
            <text:p text:style-name="P14">No. Of Nodes <text:s/>× No. of Level-0 Contexts</text:p>
          </table:table-cell>
          <table:table-cell table:style-name="Table1.B2" office:value-type="string">
            <text:p text:style-name="P14">Count of checks to enter:</text:p>
            <text:p text:style-name="P14">No. of Nodes <text:s/>× No. of All Context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Data definitions in parents should be read by all children.</text:p>
          </table:table-cell>
        </table:table-row>
      </table:table>
      <text:p text:style-name="P7"/>
      <text:p text:style-name="P7"/>
      <text:p text:style-name="P7"/>
      <text:p text:style-name="P11"/>
      <text:p text:style-name="P10"><text:span text:style-name="T8">Context </text:span><text:span text:style-name="T9">MatMult</text:span><text:span text:style-name="T8"> as </text:span><text:span text:style-name="T9">MM</text:span></text:p>
      <text:p text:style-name="P7"><text:tab/>Input: A(n,m) , B(m,p)</text:p>
      <text:p text:style-name="P7"><text:tab/>Output: C(n,p)</text:p>
      <text:p text:style-name="P7"><text:tab/>AB , BB , CB : Partition A, B, C </text:p>
      <text:p text:style-name="Standard"><text:span text:style-name="T8"><text:s text:c="3"/></text:span><text:span text:style-name="T9">Distributed Memory Algorithm</text:span><text:span text:style-name="T8">:</text:span></text:p>
      <text:p text:style-name="P7"><text:tab/>for i,j,k =…</text:p>
      <text:p text:style-name="P7"><text:s/><text:tab/> <text:s text:c="2"/>AddTask(“gemm” , AB, BB, CB ) </text:p>
      <text:p text:style-name="Standard"><text:span text:style-name="T8"><text:s text:c="3"/></text:span><text:span text:style-name="T9">Distributed Memory Kernels</text:span><text:span text:style-name="T8">:</text:span></text:p>
      <text:p text:style-name="P7"><text:tab/> <text:s/>Kernel(“gemm”, B1, B2, B3 ) :</text:p>
      <text:p text:style-name="P7"><text:tab/> <text:s text:c="4"/>for i,j,k=...</text:p>
      <text:p text:style-name="P7"><text:tab/> <text:s text:c="7"/>SuperGlue.AddTask(“sg_gemm”, B1(i,k) , B2(k,j), B3(i,j) )</text:p>
      <text:p text:style-name="Standard"><text:span text:style-name="T8"><text:s text:c="3"/></text:span><text:span text:style-name="T9">Shared Memory Kernels</text:span><text:span text:style-name="T8">:</text:span></text:p>
      <text:p text:style-name="P7"><text:tab/> <text:s/>Kernel(“sg_gemm”, B1 , B2, B3 ):</text:p>
      <text:p text:style-name="P7"><text:tab/> <text:s text:c="5"/>B3 = matmult ( B1, B2)</text:p>
      <text:p text:style-name="P7">End Context MM</text:p>
      <text:p text:style-name="P7"/>
      <text:p text:style-name="P7"/>
      <text:p text:style-name="P11">Context <text:span text:style-name="T1">LUFactorization</text:span> as <text:span text:style-name="T1">LU</text:span></text:p>
      <text:p text:style-name="P9"><text:tab/>Input: A(N,N)</text:p>
      <text:p text:style-name="P9"><text:tab/>Output: L(N,N), U(N,N)</text:p>
      <text:p text:style-name="P9"><text:tab/>AB =Partition ( A, Nb,Nb ) </text:p>
      <text:p text:style-name="P9"><text:tab/>PG = ProcessGrid (P, <text:span text:style-name="T3">p</text:span>,<text:span text:style-name="T3">q</text:span>) <text:s/></text:p>
      <text:p text:style-name="P9"><text:tab/>PGB=MapDataToProcessor(AB,PG ) </text:p>
      <text:p text:style-name="P9"/>
      <text:p text:style-name="P9"><text:tab/>for <text:span text:style-name="T3">i</text:span> = 1,Nb</text:p>
      <text:p text:style-name="P9"/>
      <text:p text:style-name="P9"><text:tab/> <text:s text:c="2"/>Context <text:span text:style-name="T1">Diag</text:span>(<text:span text:style-name="T3">i</text:span>) on PGB(1,1) <text:s/></text:p>
      <text:p text:style-name="P9"><text:tab/> <text:s text:c="4"/>summary : AB(i,i) → AB(i,i)</text:p>
      <text:p text:style-name="P9"><text:s/><text:tab/> <text:s text:c="4"/>AddTask ( “lufact”,AB(<text:span text:style-name="T3">i</text:span>,<text:span text:style-name="T3">i</text:span>),LB(<text:span text:style-name="T3">i</text:span>,<text:span text:style-name="T3">i</text:span>), UB(<text:span text:style-name="T3">i</text:span>,<text:span text:style-name="T3">i</text:span>))</text:p>
      <text:p text:style-name="P9"><text:tab/> <text:s text:c="2"/>End Context Diag(<text:span text:style-name="T3">i</text:span>)</text:p>
      <text:p text:style-name="P9"/>
      <text:p text:style-name="P9"><text:tab/> <text:s text:c="2"/>Context <text:span text:style-name="T1">Row</text:span>(<text:span text:style-name="T3">i</text:span>) on PGB(1,2:) <text:s/>// <text:span text:style-name="T3">all read all tasks </text:span><text:span text:style-name="T19">OR</text:span><text:span text:style-name="T3"> one reads all tasks</text:span></text:p>
      <text:p text:style-name="P9"><text:span text:style-name="T3"><text:tab/> <text:s text:c="4"/></text:span><text:span text:style-name="T19">summary : AB(i,2:Nb),AB(i,i) → AB(i,2:Nb) <text:s/></text:span></text:p>
      <text:p text:style-name="P9"><text:tab/> <text:s text:c="5"/>for <text:span text:style-name="T3">j</text:span>=2,Nb<text:tab/></text:p>
      <text:p text:style-name="P9"><text:tab/> <text:s text:c="2"/><text:tab/>AddTask ( “solve1” , AB(<text:span text:style-name="T3">i</text:span>,<text:span text:style-name="T3">j</text:span>) , LB(<text:span text:style-name="T3">i</text:span>,<text:span text:style-name="T3">i</text:span>) ,UB(<text:span text:style-name="T3">i</text:span>,<text:span text:style-name="T3">j</text:span>) ) </text:p>
      <text:p text:style-name="P9"><text:tab/> <text:s text:c="2"/>End Context Row(<text:span text:style-name="T3">i</text:span>) <text:s/>// <text:span text:style-name="T3">No need to propagate</text:span></text:p>
      <text:p text:style-name="P9"><text:tab/></text:p>
      <text:p text:style-name="P9"><text:tab/> <text:s text:c="2"/>Context <text:span text:style-name="T1">Column</text:span>(<text:span text:style-name="T3">i</text:span>) on PGB(2:,1)</text:p>
      <text:p text:style-name="P9"><text:span text:style-name="T3"><text:tab/> <text:s text:c="4"/></text:span><text:span text:style-name="T19">summary : AB(2:Nb,i),AB(i,i) → AB(2:Nb,i) <text:s/></text:span></text:p>
      <text:p text:style-name="P9"><text:tab/> <text:s text:c="6"/>for <text:span text:style-name="T3">j</text:span>=2,Nb<text:tab/></text:p>
      <text:p text:style-name="P9"><text:tab/> <text:s text:c="2"/><text:tab/>AddTask ( “solve2” , AB(<text:span text:style-name="T3">j</text:span>,<text:span text:style-name="T3">i</text:span>) , UB(<text:span text:style-name="T3">i</text:span>,<text:span text:style-name="T3">i</text:span>) ,LB(<text:span text:style-name="T3">j</text:span>,<text:span text:style-name="T3">i</text:span>) ) </text:p>
      <text:p text:style-name="P9"><text:tab/> <text:s text:c="2"/>End Context Column(<text:span text:style-name="T3">i</text:span>)</text:p>
      <text:p text:style-name="P9"/>
      <text:p text:style-name="P9"><text:tab/> <text:s text:c="2"/>Context <text:span text:style-name="T1">Internal</text:span>(<text:span text:style-name="T3">i</text:span>) on PGB(2:,2:)</text:p>
      <text:p text:style-name="P16"><text:tab/> <text:s text:c="5"/>summary : AB(2:Nb,i),AB(i,2:Nb) → AB(2:Nb,2:Nb) <text:s text:c="2"/></text:p>
      <text:p text:style-name="P9"><text:tab/> <text:s text:c="5"/>for <text:span text:style-name="T3">k </text:span><text:span text:style-name="T19">=</text:span><text:span text:style-name="T3"> </text:span><text:span text:style-name="T19">2,Nb</text:span></text:p>
      <text:p text:style-name="P16"><text:tab/><text:tab/>summary : AB(k,i),AB(i,2:Nb) → AB(k,2:Nb) <text:s text:c="2"/></text:p>
      <text:p text:style-name="P9"><text:span text:style-name="T19"><text:tab/><text:tab/>for </text:span><text:span text:style-name="T3">l</text:span><text:span text:style-name="T19">=2,Nb</text:span></text:p>
      <text:p text:style-name="P9"><text:tab/><text:tab/> <text:s text:c="3"/>AddTask( “update”, LB(<text:span text:style-name="T3">k</text:span>,<text:span text:style-name="T3">i</text:span>),UB(<text:span text:style-name="T3">i</text:span>,<text:span text:style-name="T3">l</text:span>),AB(<text:span text:style-name="T3">k</text:span>,<text:span text:style-name="T3">l</text:span>))</text:p>
      <text:p text:style-name="P9"><text:tab/> <text:s text:c="2"/>End Context Internal(<text:span text:style-name="T3">i</text:span>)</text:p>
      <text:p text:style-name="P9"/>
      <text:p text:style-name="P9"><text:tab/>end for <text:span text:style-name="T3">i</text:span> </text:p>
      <text:p text:style-name="P7"/>
      <text:p text:style-name="P7">End Context LUFactorization </text:p>
      <text:p text:style-name="P10"/>
      <text:p text:style-name="P10"/>
      <text:p text:style-name="P2"><text:span text:style-name="T8">Host </text:span><text:span text:style-name="T10">h</text:span><text:span text:style-name="T8"> → L</text:span><text:span text:style-name="T5">0</text:span><text:span text:style-name="T8">.L</text:span><text:span text:style-name="T5">1</text:span><text:span text:style-name="T8">.L</text:span><text:span text:style-name="T5">2 </text:span><text:span text:style-name="T8">→ {C</text:span><text:span text:style-name="T6">x</text:span><text:span text:style-name="T11">, </text:span><text:span text:style-name="T12">C</text:span><text:span text:style-name="T6">y </text:span><text:span text:style-name="T13">for definitions</text:span><text:span text:style-name="T6"> </text:span><text:span text:style-name="T8">} </text:span><text:span text:style-name="T14"></text:span><text:span text:style-name="T15"> {C</text:span><text:span text:style-name="T7">w</text:span><text:span text:style-name="T16">, </text:span><text:span text:style-name="T17">C</text:span><text:span text:style-name="T7">z <text:s/></text:span><text:span text:style-name="T18">for algorithms &amp; kernels</text:span><text:span text:style-name="T7"> </text:span><text:span text:style-name="T15">}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4"/>
        <table:table-row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>h</text:p>
          </table:table-cell>
          <table:table-cell table:style-name="Table2.A1" office:value-type="string">
            <text:p text:style-name="Standard"/>
          </table:table-cell>
          <table:table-cell table:style-name="Table2.D1" office:value-type="string">
            <text:p text:style-name="P3">DMAlg</text:p>
          </table:table-cell>
          <table:table-cell table:style-name="Table2.D1" office:value-type="string">
            <text:p text:style-name="P3">DMKern</text:p>
          </table:table-cell>
          <table:table-cell table:style-name="Table2.D1" office:value-type="string">
            <text:p text:style-name="P3">SMAlg</text:p>
          </table:table-cell>
          <table:table-cell table:style-name="Table2.G1" office:value-type="string">
            <text:p text:style-name="P3">SMKern</text:p>
          </table:table-cell>
        </table:table-row>
        <table:table-row>
          <table:table-cell table:style-name="Table2.A2" office:value-type="string">
            <text:p text:style-name="Standard">Context 0</text:p>
            <text:p text:style-name="Standard"><text:s text:c="3"/>Context 0.0</text:p>
            <text:p text:style-name="Standard"><text:s text:c="3"/>Context 0.1</text:p>
            <text:p text:style-name="Standard">Context 1</text:p>
            <text:p text:style-name="Standard"><text:s text:c="3"/>Context 1.0</text:p>
            <text:p text:style-name="Standard"><text:s text:c="6"/>Context 1.0.0</text:p>
            <text:p text:style-name="Standard"><text:s text:c="6"/>Context 1.0.1</text:p>
            <text:p text:style-name="Standard"><text:s text:c="3"/>Context 1.1</text:p>
            <text:p text:style-name="Standard"><text:s text:c="6"/>Context 1.1.0</text:p>
            <text:p text:style-name="Standard"><text:s text:c="6"/>Context 1.1.1</text:p>
            <text:p text:style-name="Standard">Context 2</text:p>
            <text:p text:style-name="Standard"><text:s text:c="3"/>Context 2.0</text:p>
            <text:p text:style-name="Standard"><text:s text:c="6"/>Context 2.0.1</text:p>
            <text:p text:style-name="Standard"><text:s text:c="6"/>Context 2.0.2</text:p>
          </table:table-cell>
          <table:table-cell table:style-name="Table2.A2" office:value-type="string">
            <text:p text:style-name="P5"/>
            <text:p text:style-name="P5">0</text:p>
            <text:p text:style-name="P5">2</text:p>
            <text:p text:style-name="P5"/>
            <text:p text:style-name="P5"/>
            <text:p text:style-name="P5">1</text:p>
            <text:p text:style-name="P5">3</text:p>
            <text:p text:style-name="P5"/>
            <text:p text:style-name="P5">1</text:p>
            <text:p text:style-name="P5">3</text:p>
            <text:p text:style-name="P5"/>
            <text:p text:style-name="P5"/>
            <text:p text:style-name="P5">0</text:p>
            <text:p text:style-name="P5">2</text:p>
          </table:table-cell>
          <table:table-cell table:style-name="Table2.A2" office:value-type="string">
            <text:p text:style-name="Standard">Context 0</text:p>
            <text:p text:style-name="Standard">Context 0.0 <text:tab/>with parent 0</text:p>
            <text:p text:style-name="Standard">Context 0.1 <text:tab/>with parent 0</text:p>
            <text:p text:style-name="Standard">Context 1</text:p>
            <text:p text:style-name="Standard">Context 1.0 <text:tab/>with parent 1</text:p>
            <text:p text:style-name="Standard">Context 1.0.0 <text:tab/>with parent 1.0</text:p>
            <text:p text:style-name="Standard">Context 1.0.1<text:tab/>with parent 1.0</text:p>
            <text:p text:style-name="Standard">Context 1.1<text:tab/>with parent 1</text:p>
            <text:p text:style-name="Standard">Context 1.1.0<text:tab/>with parent 1.1</text:p>
            <text:p text:style-name="Standard">Context 1.1.1<text:tab/>with parent 1.1</text:p>
            <text:p text:style-name="Standard">Context 2</text:p>
            <text:p text:style-name="Standard">Context 2.0<text:tab/>with parent 2</text:p>
            <text:p text:style-name="Standard">Context 2.0.1<text:tab/>with parent 2.0</text:p>
            <text:p text:style-name="Standard">Context 2.0.2<text:tab/>with parent 2.0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th1" svg:font-family="Math1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FZSongT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FZSongT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fshin Zafari</meta:initial-creator>
    <meta:creation-date>2013-04-18T19:11:15</meta:creation-date>
    <dc:date>2013-05-15T10:57:51</dc:date>
    <dc:creator>Afshin Zafari</dc:creator>
    <meta:editing-duration>PT24H59M30S</meta:editing-duration>
    <meta:editing-cycles>70</meta:editing-cycles>
    <meta:generator>StarOffice/9$Solaris_x86 OpenOffice.org_project/320m12$Build-9483</meta:generator>
    <meta:printed-by>Afshin Zafari</meta:printed-by>
    <meta:print-date>2013-04-30T17:39:37</meta:print-date>
    <meta:document-statistic meta:table-count="2" meta:image-count="0" meta:object-count="0" meta:page-count="12" meta:paragraph-count="219" meta:word-count="872" meta:character-count="5805"/>
  </office:meta>
</office:document-meta>
</file>